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4A893B28.png" manifest:media-type="image/png"/>
  <manifest:file-entry manifest:full-path="Pictures/10000201000000D5000000D5F9540D08.png" manifest:media-type="image/png"/>
  <manifest:file-entry manifest:full-path="Pictures/10000000000003E800000042F413996E.png" manifest:media-type="image/png"/>
  <manifest:file-entry manifest:full-path="Pictures/10000201000000AE000000AE6E0BB36A.png" manifest:media-type="image/png"/>
  <manifest:file-entry manifest:full-path="Pictures/100002010000008C0000008C44D39502.png" manifest:media-type="image/png"/>
  <manifest:file-entry manifest:full-path="Pictures/10000201000000C8000000C8BECC9B12.png" manifest:media-type="image/png"/>
  <manifest:file-entry manifest:full-path="Pictures/10000201000000C8000000C86586D9DE.png" manifest:media-type="image/png"/>
  <manifest:file-entry manifest:full-path="Pictures/100002010000008C0000008C01B1E145.png" manifest:media-type="image/png"/>
  <manifest:file-entry manifest:full-path="Pictures/10000201000000C8000000C836AF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666666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666666" draw:fill="none" draw:fill-color="#ffffff" draw:textarea-horizontal-align="left" draw:auto-grow-height="true" draw:auto-grow-width="fals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style:font-name="CMU Serif" fo:font-size="24pt" fo:font-weight="bold" style:font-size-asian="24pt" style:font-weight-asian="bold" style:font-size-complex="24pt" style:font-weight-complex="bold"/>
    </style:style>
    <style:style style:name="P3" style:family="paragraph">
      <style:text-properties fo:color="#ffffff"/>
    </style:style>
    <style:style style:name="P4" style:family="paragraph">
      <style:text-properties fo:color="#ffffff" style:font-name="CMU Serif" fo:font-size="24pt" fo:font-weight="bold" style:font-size-asian="24pt" style:font-weight-asian="bold" style:font-size-complex="24pt" style:font-weight-complex="bold"/>
    </style:style>
    <style:style style:name="P5" style:family="paragraph">
      <style:text-properties style:font-name="CMU Serif"/>
    </style:style>
    <style:style style:name="P6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7" style:family="paragraph">
      <style:text-properties fo:color="#333333" fo:font-size="14pt" style:font-size-asian="14pt" style:font-size-complex="14pt"/>
    </style:style>
    <style:style style:name="P8" style:family="paragraph">
      <style:text-properties fo:color="#333333" style:font-name="CMU Serif" fo:font-size="14pt" style:font-size-asian="14pt" style:font-size-complex="14pt"/>
    </style:style>
    <style:style style:name="P9" style:family="paragraph">
      <style:text-properties fo:color="#dddddd" fo:font-size="14pt" style:font-size-asian="14pt" style:font-size-complex="14pt"/>
    </style:style>
    <style:style style:name="P10" style:family="paragraph">
      <style:text-properties fo:color="#dddddd" style:font-name="CMU Serif" fo:font-size="14pt" style:font-size-asian="14pt" style:font-size-complex="14pt"/>
    </style:style>
    <style:style style:name="T1" style:family="text">
      <style:text-properties style:font-name="CMU Serif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 style:font-name="CMU Serif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CMU Serif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333333" style:font-name="CMU Serif" fo:font-size="14pt" style:font-size-asian="14pt" style:font-size-complex="14pt"/>
    </style:style>
    <style:style style:name="T6" style:family="text">
      <style:text-properties style:font-name="CMU Seri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4cm" svg:height="4cm" svg:x="8cm" svg:y="9.8cm">
          <draw:image xlink:href="Pictures/10000201000000C8000000C836AF36E4.png" xlink:type="simple" xlink:show="embed" xlink:actuate="onLoad">
            <text:p/>
          </draw:image>
        </draw:frame>
        <draw:frame draw:style-name="gr1" draw:text-style-name="P1" draw:layer="layout" svg:width="4cm" svg:height="4cm" svg:x="16cm" svg:y="9.8cm">
          <draw:image xlink:href="Pictures/10000201000000C8000000C86586D9DE.png" xlink:type="simple" xlink:show="embed" xlink:actuate="onLoad">
            <text:p/>
          </draw:image>
        </draw:frame>
        <draw:frame draw:style-name="gr1" draw:text-style-name="P1" draw:layer="layout" svg:width="4cm" svg:height="4cm" svg:x="20cm" svg:y="9.8cm">
          <draw:image xlink:href="Pictures/10000201000000C8000000C8BECC9B12.png" xlink:type="simple" xlink:show="embed" xlink:actuate="onLoad">
            <text:p/>
          </draw:image>
        </draw:frame>
        <draw:frame draw:style-name="gr1" draw:text-style-name="P1" draw:layer="layout" svg:width="4cm" svg:height="4cm" svg:x="24cm" svg:y="5.903cm">
          <draw:image xlink:href="Pictures/100002010000008C0000008C44D39502.png" xlink:type="simple" xlink:show="embed" xlink:actuate="onLoad">
            <text:p/>
          </draw:image>
        </draw:frame>
        <draw:frame draw:style-name="gr1" draw:text-style-name="P1" draw:layer="layout" svg:width="4cm" svg:height="4cm" svg:x="24cm" svg:y="9.803cm">
          <draw:image xlink:href="Pictures/100002010000008C0000008C01B1E145.png" xlink:type="simple" xlink:show="embed" xlink:actuate="onLoad">
            <text:p/>
          </draw:image>
        </draw:frame>
        <draw:frame draw:style-name="gr1" draw:text-style-name="P1" draw:layer="layout" svg:width="4cm" svg:height="4cm" svg:x="4cm" svg:y="9.8cm">
          <draw:image xlink:href="Pictures/10000201000000AE000000AE6E0BB36A.png" xlink:type="simple" xlink:show="embed" xlink:actuate="onLoad">
            <text:p/>
          </draw:image>
        </draw:frame>
        <draw:frame draw:style-name="gr1" draw:text-style-name="P1" draw:layer="layout" svg:width="4cm" svg:height="4cm" svg:x="0cm" svg:y="9.8cm">
          <draw:image xlink:href="Pictures/10000201000000D5000000D5F9540D08.png" xlink:type="simple" xlink:show="embed" xlink:actuate="onLoad">
            <text:p/>
          </draw:image>
        </draw:frame>
        <draw:frame draw:style-name="gr1" draw:text-style-name="P1" draw:layer="layout" svg:width="4cm" svg:height="4cm" svg:x="12cm" svg:y="9.8cm">
          <draw:image xlink:href="Pictures/10000201000000C8000000C84A893B28.png" xlink:type="simple" xlink:show="embed" xlink:actuate="onLoad">
            <text:p/>
          </draw:image>
        </draw:frame>
        <draw:frame draw:style-name="gr1" draw:text-style-name="P1" draw:layer="layout" svg:width="27.999cm" svg:height="1.846cm" svg:x="0cm" svg:y="13.754cm">
          <draw:image xlink:href="Pictures/10000000000003E800000042F413996E.png" xlink:type="simple" xlink:show="embed" xlink:actuate="onLoad">
            <text:p/>
          </draw:image>
        </draw:frame>
        <draw:frame draw:style-name="gr2" draw:text-style-name="P2" draw:layer="layout" svg:width="3.639cm" svg:height="1.309cm" svg:x="2.9cm" svg:y="14.1cm">
          <draw:text-box>
            <text:p><text:span text:style-name="T1">Mitotic</text:span></text:p>
          </draw:text-box>
        </draw:frame>
        <draw:frame draw:style-name="gr2" draw:text-style-name="P4" draw:layer="layout" svg:width="5.684cm" svg:height="1.309cm" svg:x="13.501cm" svg:y="14.001cm">
          <draw:text-box>
            <text:p text:style-name="P3"><text:span text:style-name="T2">Endocycling</text:span></text:p>
          </draw:text-box>
        </draw:frame>
        <draw:frame draw:style-name="gr2" draw:text-style-name="P2" draw:layer="layout" svg:width="3.313cm" svg:height="1.309cm" svg:x="23.401cm" svg:y="14.101cm">
          <draw:text-box>
            <text:p><text:span text:style-name="T1">Gonad</text:span></text:p>
          </draw:text-box>
        </draw:frame>
        <draw:frame draw:style-name="gr2" draw:text-style-name="P5" draw:layer="layout" svg:width="4.363cm" svg:height="1.009cm" svg:x="-0.2cm" svg:y="8.9cm">
          <draw:text-box>
            <text:p><text:span text:style-name="T3">Early division</text:span></text:p>
          </draw:text-box>
        </draw:frame>
        <draw:frame draw:style-name="gr2" draw:text-style-name="P5" draw:layer="layout" svg:width="2.631cm" svg:height="1.009cm" svg:x="4.501cm" svg:y="8.901cm">
          <draw:text-box>
            <text:p><text:span text:style-name="T3">Tailbud</text:span></text:p>
          </draw:text-box>
        </draw:frame>
        <draw:frame draw:style-name="gr2" draw:text-style-name="P5" draw:layer="layout" svg:width="2.72cm" svg:height="1.009cm" svg:x="8.602cm" svg:y="8.902cm">
          <draw:text-box>
            <text:p><text:span text:style-name="T3">Tadpole</text:span></text:p>
          </draw:text-box>
        </draw:frame>
        <draw:frame draw:style-name="gr2" draw:text-style-name="P5" draw:layer="layout" svg:width="2.145cm" svg:height="1.009cm" svg:x="12.902cm" svg:y="8.903cm">
          <draw:text-box>
            <text:p><text:span text:style-name="T3">Day 1</text:span></text:p>
          </draw:text-box>
        </draw:frame>
        <draw:frame draw:style-name="gr2" draw:text-style-name="P5" draw:layer="layout" svg:width="2.145cm" svg:height="1.009cm" svg:x="17.003cm" svg:y="8.904cm">
          <draw:text-box>
            <text:p><text:span text:style-name="T3">Day 3</text:span></text:p>
          </draw:text-box>
        </draw:frame>
        <draw:frame draw:style-name="gr2" draw:text-style-name="P5" draw:layer="layout" svg:width="2.145cm" svg:height="1.009cm" svg:x="21.004cm" svg:y="8.905cm">
          <draw:text-box>
            <text:p><text:span text:style-name="T3">Day 5</text:span></text:p>
          </draw:text-box>
        </draw:frame>
        <draw:frame draw:style-name="gr2" draw:text-style-name="P5" draw:layer="layout" svg:width="2.145cm" svg:height="1.009cm" svg:x="24.905cm" svg:y="5.006cm">
          <draw:text-box>
            <text:p><text:span text:style-name="T3">Day 6</text:span></text:p>
          </draw:text-box>
        </draw:frame>
        <draw:frame draw:style-name="gr2" draw:text-style-name="P6" draw:layer="layout" svg:width="1.192cm" svg:height="1.28cm" svg:x="23.9cm" svg:y="5.7cm">
          <draw:text-box>
            <text:p><text:span text:style-name="T4">♀</text:span></text:p>
          </draw:text-box>
        </draw:frame>
        <draw:frame draw:style-name="gr2" draw:text-style-name="P6" draw:layer="layout" svg:width="1.192cm" svg:height="1.28cm" svg:x="23.9cm" svg:y="9.5cm">
          <draw:text-box>
            <text:p><text:span text:style-name="T4">♂</text:span></text:p>
          </draw:text-box>
        </draw:frame>
        <draw:frame draw:style-name="gr3" draw:text-style-name="P8" draw:layer="layout" svg:width="1.002cm" svg:height="0.844cm" svg:x="2.715cm" svg:y="12.8cm">
          <draw:text-box>
            <text:p text:style-name="P7"><text:span text:style-name="T5">50</text:span></text:p>
          </draw:text-box>
        </draw:frame>
        <draw:frame draw:style-name="gr3" draw:text-style-name="P8" draw:layer="layout" svg:width="1.002cm" svg:height="0.844cm" svg:x="6.798cm" svg:y="12.885cm">
          <draw:text-box>
            <text:p text:style-name="P7"><text:span text:style-name="T5">50</text:span></text:p>
          </draw:text-box>
        </draw:frame>
        <draw:frame draw:style-name="gr4" draw:text-style-name="P8" draw:layer="layout" svg:width="1.317cm" svg:height="0.844cm" svg:x="10.883cm" svg:y="12.885cm">
          <draw:text-box>
            <text:p text:style-name="P7"><text:span text:style-name="T5">100</text:span></text:p>
          </draw:text-box>
        </draw:frame>
        <draw:frame draw:style-name="gr4" draw:text-style-name="P8" draw:layer="layout" svg:width="1.317cm" svg:height="0.844cm" svg:x="14.584cm" svg:y="12.885cm">
          <draw:text-box>
            <text:p text:style-name="P7"><text:span text:style-name="T5">250</text:span></text:p>
          </draw:text-box>
        </draw:frame>
        <draw:frame draw:style-name="gr4" draw:text-style-name="P8" draw:layer="layout" svg:width="1.317cm" svg:height="0.844cm" svg:x="18.883cm" svg:y="12.885cm">
          <draw:text-box>
            <text:p text:style-name="P7"><text:span text:style-name="T5">250</text:span></text:p>
          </draw:text-box>
        </draw:frame>
        <draw:frame draw:style-name="gr4" draw:text-style-name="P8" draw:layer="layout" svg:width="1.317cm" svg:height="0.844cm" svg:x="22.884cm" svg:y="12.885cm">
          <draw:text-box>
            <text:p text:style-name="P7"><text:span text:style-name="T5">500</text:span></text:p>
          </draw:text-box>
        </draw:frame>
        <draw:frame draw:style-name="gr4" draw:text-style-name="P10" draw:layer="layout" svg:width="1.317cm" svg:height="0.844cm" svg:x="26.785cm" svg:y="12.885cm">
          <draw:text-box>
            <text:p text:style-name="P9"><text:span text:style-name="T6">500</text:span></text:p>
          </draw:text-box>
        </draw:frame>
        <draw:frame draw:style-name="gr4" draw:text-style-name="P10" draw:layer="layout" svg:width="1.317cm" svg:height="0.844cm" svg:x="26.786cm" svg:y="8.985cm">
          <draw:text-box>
            <text:p text:style-name="P9"><text:span text:style-name="T6">50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9T00:33:31.089228099</meta:creation-date>
    <dc:date>2014-05-29T00:54:00.371400554</dc:date>
    <meta:editing-duration>P0D</meta:editing-duration>
    <meta:editing-cycles>1</meta:editing-cycles>
    <meta:document-statistic meta:object-count="52"/>
    <meta:generator>LibreOffice/4.2.3.3$Linux_X86_64 LibreOffice_project/420m0$Build-3</meta:generator>
  </office:meta>
</office:document-meta>
</file>